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officeooo:rsid="000cef4e" officeooo:paragraph-rsid="00230820"/>
    </style:style>
    <style:style style:name="P3" style:family="paragraph" style:parent-style-name="Standard">
      <style:text-properties fo:font-size="9pt" officeooo:rsid="000cef4e" officeooo:paragraph-rsid="00230820" style:font-size-asian="9pt" style:font-size-complex="9pt"/>
    </style:style>
    <style:style style:name="P4" style:family="paragraph" style:parent-style-name="Standard">
      <style:text-properties officeooo:rsid="00230820" officeooo:paragraph-rsid="0023082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fo:language="en" fo:country="US" officeooo:rsid="000fe570" officeooo:paragraph-rsid="000fe570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style:font-name="Ubuntu Mono" fo:font-size="8pt" fo:language="ru" fo:country="RU" style:text-underline-style="none" officeooo:rsid="00242499" officeooo:paragraph-rsid="001eaeb3" style:font-size-asian="8pt" style:language-asian="ru" style:country-asian="RU" style:font-name-complex="Times New Roman1" style:font-size-complex="8pt" style:language-complex="ar" style:country-complex="SA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2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9pt" fo:language="en" fo:country="US" officeooo:rsid="000cef4e" officeooo:paragraph-rsid="00230820" style:font-size-asian="9pt" style:font-size-complex="9pt"/>
    </style:style>
    <style:style style:name="P33" style:family="paragraph" style:parent-style-name="Standard">
      <style:paragraph-properties fo:margin-left="1.249cm" fo:margin-right="0cm" fo:text-indent="0cm" style:auto-text-indent="false"/>
      <style:text-properties officeooo:rsid="00230820" officeooo:paragraph-rsid="00230820"/>
    </style:style>
    <style:style style:name="P34" style:family="paragraph" style:parent-style-name="Standard">
      <style:paragraph-properties fo:margin-left="1.249cm" fo:margin-right="0cm" fo:text-indent="0cm" style:auto-text-indent="false"/>
      <style:text-properties officeooo:rsid="00230820" officeooo:paragraph-rsid="0023e8b6"/>
    </style:style>
    <style:style style:name="P35" style:family="paragraph" style:parent-style-name="Standard">
      <style:paragraph-properties fo:margin-left="1.249cm" fo:margin-right="0cm" fo:text-indent="0cm" style:auto-text-indent="false"/>
      <style:text-properties officeooo:rsid="0023e8b6" officeooo:paragraph-rsid="0023e8b6"/>
    </style:style>
    <style:style style:name="P36" style:family="paragraph" style:parent-style-name="Standard">
      <style:paragraph-properties fo:margin-left="1.249cm" fo:margin-right="0cm" fo:text-indent="0cm" style:auto-text-indent="false"/>
      <style:text-properties officeooo:rsid="00252331" officeooo:paragraph-rsid="00252331"/>
    </style:style>
    <style:style style:name="P37" style:family="paragraph" style:parent-style-name="Standard">
      <style:text-properties officeooo:rsid="00252331" officeooo:paragraph-rsid="00252331"/>
    </style:style>
    <style:style style:name="P38" style:family="paragraph" style:parent-style-name="Standard">
      <style:text-properties officeooo:rsid="00287d6e" officeooo:paragraph-rsid="00287d6e"/>
    </style:style>
    <style:style style:name="P39" style:family="paragraph" style:parent-style-name="Standard">
      <style:text-properties officeooo:rsid="002a4278" officeooo:paragraph-rsid="002a4278"/>
    </style:style>
    <style:style style:name="P40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41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42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43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44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230820" officeooo:paragraph-rsid="00230820" style:font-size-asian="10pt" style:font-size-complex="10pt"/>
    </style:style>
    <style:style style:name="P45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23e8b6" officeooo:paragraph-rsid="0023e8b6" style:font-size-asian="10pt" style:font-size-complex="10pt"/>
    </style:style>
    <style:style style:name="P46" style:family="paragraph">
      <loext:graphic-properties draw:fill-color="#ffffff"/>
    </style:style>
    <style:style style:name="P4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230820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3e8b6" style:font-size-asian="10pt" style:font-size-complex="10pt"/>
    </style:style>
    <style:style style:name="T12" style:family="text">
      <style:text-properties style:font-name="Times New Roman" fo:font-size="10pt" fo:language="en" fo:country="US" style:font-size-asian="10pt" style:font-size-complex="10pt"/>
    </style:style>
    <style:style style:name="T13" style:family="text">
      <style:text-properties style:font-name="Times New Roman" fo:font-size="10pt" fo:language="en" fo:country="US" officeooo:rsid="000fe570" style:font-size-asian="10pt" style:font-size-complex="10pt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16" style:family="text">
      <style:text-properties style:font-name="Times New Roman" fo:font-size="10pt" fo:language="en" fo:country="US" style:text-underline-style="solid" style:text-underline-width="auto" style:text-underline-color="font-color" officeooo:rsid="00230820" style:font-size-asian="10pt" style:font-size-complex="10pt"/>
    </style:style>
    <style:style style:name="T1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officeooo:rsid="002523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7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field:fieldmark-start text:name="__Fieldmark__5_51888006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46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7"><text:span text:style-name="T2">Отчёт по лабораторной работе</text:span><text:span text:style-name="T1"> №</text:span><text:span text:style-name="T3"><text:tab/></text:span><text:span text:style-name="T4">5</text:span><text:span text:style-name="T3"><text:tab/></text:span><text:span text:style-name="T1"> по курсу </text:span><text:span text:style-name="T3"><text:tab/>1<text:tab/></text:span></text:p>
            <text:p text:style-name="P8"><text:span text:style-name="T5">студента группы </text:span><text:span text:style-name="T7">102</text:span><text:span text:style-name="T5"> <text:s text:c="2"/></text:span><text:span text:style-name="T6"><text:tab/></text:span><text:span text:style-name="T7">Баталова М.А.</text:span><text:span text:style-name="T6"><text:tab/><text:tab/><text:tab/></text:span><text:span text:style-name="T5">, № по списку <text:s/></text:span><text:span text:style-name="T6"><text:tab/></text:span><text:span text:style-name="T7">3</text:span><text:span text:style-name="T6"><text:tab/></text:span></text:p>
            <text:p text:style-name="P8"><text:span text:style-name="T5">Адреса </text:span><text:span text:style-name="T12">www</text:span><text:span text:style-name="T5">, </text:span><text:span text:style-name="T12">e</text:span><text:span text:style-name="T5">-</text:span><text:span text:style-name="T12">mail</text:span><text:span text:style-name="T5">, </text:span><text:span text:style-name="T12">jabber</text:span><text:span text:style-name="T5">, </text:span><text:span text:style-name="T12">skype</text:span><text:span text:style-name="T5"> </text:span><text:span text:style-name="T6"><text:tab/></text:span><text:span text:style-name="T15">etrymax@gmail.com</text:span><text:span text:style-name="T6"><text:tab/><text:tab/><text:tab/><text:tab/></text:span></text:p>
            <text:p text:style-name="P8"><text:span text:style-name="T5">Работа выполнена: “</text:span><text:span text:style-name="T6"> </text:span><text:span text:style-name="T10">10</text:span><text:span text:style-name="T6"> <text:s text:c="2"/></text:span><text:span text:style-name="T5">“ </text:span><text:span text:style-name="T6"><text:tab/></text:span><text:span text:style-name="T10">октября</text:span><text:span text:style-name="T6"><text:tab/><text:tab/></text:span><text:span text:style-name="T5"> 2018</text:span><text:span text:style-name="T6"><text:tab/></text:span><text:span text:style-name="T5">г.<text:tab/><text:tab/></text:span></text:p>
            <text:p text:style-name="P8"><text:span text:style-name="T5">Преподаватель:</text:span><text:span text:style-name="T6"><text:tab/><text:tab/></text:span><text:span text:style-name="T5"> каф.806 </text:span><text:span text:style-name="T6"><text:tab/>Ефименко Н.А.<text:tab/><text:tab/><text:tab/><text:tab/></text:span></text:p>
            <text:p text:style-name="P8"><text:span text:style-name="T5">Входной контроль знаний с оценкой </text:span><text:span text:style-name="T6"><text:tab/><text:tab/><text:tab/><text:tab/><text:tab/></text:span></text:p>
            <text:p text:style-name="P8"><text:span text:style-name="T5">Отчёт сдан “</text:span><text:span text:style-name="T6"> <text:s text:c="2"/></text:span><text:span text:style-name="T5">“ </text:span><text:span text:style-name="T6"><text:tab/></text:span><text:span text:style-name="T10">октября</text:span><text:span text:style-name="T6"><text:tab/></text:span><text:span text:style-name="T5"> 2018</text:span><text:span text:style-name="T6"><text:tab/></text:span><text:span text:style-name="T5">г., итоговая оценка </text:span><text:span text:style-name="T6"><text:tab/><text:tab/></text:span></text:p>
            <text:p text:style-name="P8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9"/>
      <text:list xml:id="list6031237685350260203" text:style-name="WWNum1">
        <text:list-item>
          <text:p text:style-name="P41"><text:span text:style-name="T17">Тема</text:span><text:span text:style-name="T5">: <text:s/></text:span><text:span text:style-name="T16">Программирование машин Тьюринга</text:span></text:p>
        </text:list-item>
      </text:list>
      <text:p text:style-name="P10"/>
      <text:list xml:id="list105710277367515" text:continue-numbering="true" text:style-name="WWNum1">
        <text:list-item>
          <text:p text:style-name="P42"><text:span text:style-name="T17">Цель работы</text:span><text:span text:style-name="T5">: <text:s/></text:span><text:span text:style-name="T10">Научится составлять программы для машины Тьюринга</text:span></text:p>
        </text:list-item>
      </text:list>
      <text:p text:style-name="P10"/>
      <text:list xml:id="list105711010692117" text:continue-numbering="true" text:style-name="WWNum1">
        <text:list-item>
          <text:p text:style-name="P40"><text:span text:style-name="T17">Задание</text:span><text:span text:style-name="T5"> (</text:span><text:span text:style-name="T18">вариант №</text:span><text:span text:style-name="T5">): <text:s/></text:span><text:span text:style-name="T10">9. Зеркальное отражение цифр двоичного числа относительно его середины.</text:span></text:p>
        </text:list-item>
      </text:list>
      <text:p text:style-name="P10"/>
      <text:list xml:id="list105709502073676" text:continue-numbering="true" text:style-name="WWNum1">
        <text:list-item>
          <text:p text:style-name="P40"><text:span text:style-name="T17">Оборудование</text:span><text:span text:style-name="T5"> (</text:span><text:span text:style-name="T18">лабораторное</text:span><text:span text:style-name="T5">):</text:span></text:p>
        </text:list-item>
      </text:list>
      <text:p text:style-name="P23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25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2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9">Оборудование ПЭВМ студента, если использовалось:</text:p>
      <text:p text:style-name="P25"><text:span text:style-name="T5">Процессор</text:span><text:span text:style-name="T12"> </text:span><text:span text:style-name="T14"><text:tab/>Intel </text:span><text:span text:style-name="T15">pentium n4200</text:span><text:span text:style-name="T12">, </text:span><text:span text:style-name="T5">ОП</text:span><text:span text:style-name="T12"> </text:span><text:span text:style-name="T15">5900</text:span><text:span text:style-name="T12"> </text:span><text:span text:style-name="T5">МБ</text:span><text:span text:style-name="T12">, </text:span><text:span text:style-name="T5">НМД</text:span><text:span text:style-name="T12"> </text:span><text:span text:style-name="T15">5.7</text:span><text:span text:style-name="T14"><text:tab/></text:span><text:span text:style-name="T12"> </text:span><text:span text:style-name="T13">ГБ</text:span><text:span text:style-name="T12">. </text:span><text:span text:style-name="T5">Монитор </text:span><text:span text:style-name="T6"><text:tab/></text:span><text:span text:style-name="T14">TFT</text:span><text:span text:style-name="T6">, встроенный<text:tab/></text:span></text:p>
      <text:p text:style-name="P2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list xml:id="list105710693977979" text:continue-numbering="true" text:style-name="WWNum1">
        <text:list-item>
          <text:p text:style-name="P40"><text:span text:style-name="T17">Программное обеспечение</text:span><text:span text:style-name="T5"> (</text:span><text:span text:style-name="T18">лабораторное</text:span><text:span text:style-name="T5">):</text:span></text:p>
        </text:list-item>
      </text:list>
      <text:p text:style-name="P23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23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23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0">Программное обеспечение ЭВМ студента, если использовалось:</text:p>
      <text:p text:style-name="P23"><text:span text:style-name="T5">Операционная система семейства </text:span><text:span text:style-name="T6"><text:tab/></text:span><text:span text:style-name="T14">UNIX</text:span><text:span text:style-name="T6"><text:tab/></text:span><text:span text:style-name="T5">, наименование </text:span><text:span text:style-name="T6"><text:tab/></text:span><text:span text:style-name="T15">Debian</text:span><text:span text:style-name="T6"><text:tab/></text:span><text:span text:style-name="T5"> версия </text:span><text:span text:style-name="T6"><text:tab/></text:span><text:span text:style-name="T7">9.5</text:span><text:span text:style-name="T6"><text:tab/></text:span></text:p>
      <text:p text:style-name="P23"><text:span text:style-name="T5">Интерпретатор команд </text:span><text:span text:style-name="T6"><text:tab/></text:span><text:span text:style-name="T7">bash</text:span><text:span text:style-name="T6"><text:tab/><text:tab/><text:tab/><text:tab/><text:tab/><text:tab/></text:span><text:span text:style-name="T5"> версия </text:span><text:span text:style-name="T6"><text:tab/></text:span><text:span text:style-name="T7">4.4.12</text:span><text:span text:style-name="T6"><text:tab/><text:tab/></text:span></text:p>
      <text:p text:style-name="P23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23"><text:span text:style-name="T5">Редактор текстов </text:span><text:span text:style-name="T6"><text:tab/><text:tab/></text:span><text:span text:style-name="T15">nano</text:span><text:span text:style-name="T6"><text:tab/><text:tab/><text:tab/><text:tab/><text:tab/><text:tab/></text:span><text:span text:style-name="T5"> версия </text:span><text:span text:style-name="T6"><text:tab/></text:span><text:span text:style-name="T14"> <text:s text:c="2"/></text:span><text:span text:style-name="T6"><text:tab/></text:span></text:p>
      <text:p text:style-name="P23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23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28"/>
      <text:p text:style-name="P28"/>
      <text:p text:style-name="P28"/>
      <text:p text:style-name="P28"/>
      <text:p text:style-name="P28"/>
      <text:p text:style-name="P28"/>
      <text:list xml:id="list105710725123629" text:continue-numbering="true" text:style-name="WWNum1">
        <text:list-item>
          <text:p text:style-name="P40"><text:span text:style-name="T17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item>
                      <text:p text:style-name="P44">Скопировать исходное число (на ленте будет 2 числа — w1 и w2</text:p>
                    </text:list-item>
                    <text:list-item>
                      <text:p text:style-name="P44">Поочередно удалять цифры числа w2 справа и слева</text:p>
                    </text:list-item>
                    <text:list-item>
                      <text:p text:style-name="P44"><text:soft-page-break/>Поставить «с» вместо центра w2</text:p>
                    </text:list-item>
                    <text:list-item>
                      <text:p text:style-name="P45">Поочередно переносить справа и слева цифры w1 в w2, помечая перенесенные цифры w1 знаками l и h</text:p>
                    </text:list-item>
                    <text:list-item>
                      <text:p text:style-name="P45">В w1 поменять l и h на 0 и 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pan text:style-name="T17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"/>
      <text:p text:style-name="P2"/>
      <text:p text:style-name="P2"/>
      <text:p text:style-name="P2"/>
      <text:p text:style-name="P4">Тесты: </text:p>
      <text:p text:style-name="P33">Четное число:</text:p>
      <text:p text:style-name="P33">Ввод:</text:p>
      <text:p text:style-name="P33"><text:span text:style-name="T20">#</text:span>001100</text:p>
      <text:p text:style-name="P33">Ожидаемый результат:</text:p>
      <text:p text:style-name="P34"><text:span text:style-name="T20">#</text:span>001100 100001</text:p>
      <text:p text:style-name="P4"/>
      <text:p text:style-name="P4"/>
      <text:p text:style-name="P4"><text:tab/>Нечетное число:</text:p>
      <text:p text:style-name="P33">Ввод:</text:p>
      <text:p text:style-name="P33"><text:span text:style-name="T20">#</text:span>10101</text:p>
      <text:p text:style-name="P33">Ожидаемый результат:</text:p>
      <text:p text:style-name="P34"><text:span text:style-name="T20">#</text:span>10101 01110</text:p>
      <text:p text:style-name="P33"/>
      <text:p text:style-name="P33">Число из 1 цифры:</text:p>
      <text:p text:style-name="P35">Ввод:</text:p>
      <text:p text:style-name="P35"><text:span text:style-name="T20">#</text:span>1</text:p>
      <text:p text:style-name="P34">Ожидаемый результат:</text:p>
      <text:p text:style-name="P35"><text:span text:style-name="T20">#</text:span>1 1</text:p>
      <text:p text:style-name="P35"/>
      <text:p text:style-name="P36">Пустое слово</text:p>
      <text:p text:style-name="P36">Ввод:</text:p>
      <text:p text:style-name="P36">#</text:p>
      <text:p text:style-name="P36">Ожидаемый результат:</text:p>
      <text:p text:style-name="P36">#</text:p>
      <text:p text:style-name="P36"/>
      <text:p text:style-name="P3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2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5"><text:span text:style-name="T18">Пункты 1-7 отчёта составляются </text:span><text:span text:style-name="T19">строго до</text:span><text:span text:style-name="T18"> начала лабораторной работы.</text:span></text:p>
      <text:p text:style-name="P16"/>
      <text:p text:style-name="P21"><text:span text:style-name="T5">Допущен к выполнению работы. Подпись преподавателя </text:span><text:span text:style-name="T6"><text:tab/><text:tab/><text:tab/><text:tab/></text:span></text:p>
      <text:p text:style-name="P11"/>
      <text:p text:style-name="P11"/>
      <text:p text:style-name="P14"/>
      <text:p text:style-name="P17"/>
      <text:p text:style-name="P17"/>
      <text:p text:style-name="P17"/>
      <text:list xml:id="list105710207598733" text:continue-numbering="true" text:style-name="WWNum1">
        <text:list-item>
          <text:p text:style-name="P40"><text:span text:style-name="T17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P39">00, ,&lt;,01</text:p>
      <text:p text:style-name="P39">01,0,&lt;,le</text:p>
      <text:p text:style-name="P39">01,1,&lt;,le</text:p>
      <text:p text:style-name="P39">le,0,&lt;,le</text:p>
      <text:p text:style-name="P39">le,1,&lt;,le</text:p>
      <text:p text:style-name="P39">le,#,&gt;,cop</text:p>
      <text:p text:style-name="P39">cop,0, ,cop0</text:p>
      <text:p text:style-name="P39">cop,1, ,cop1</text:p>
      <text:p text:style-name="P39"/>
      <text:p text:style-name="P39">cop0, ,&gt;,cops0</text:p>
      <text:p text:style-name="P39">cop1, ,&gt;,cops1</text:p>
      <text:p text:style-name="P39"/>
      <text:p text:style-name="P39">cops0,1,&gt;,cops00</text:p>
      <text:p text:style-name="P39">cops0,0,&gt;,cops00</text:p>
      <text:p text:style-name="P39">cops1,1,&gt;,cops11</text:p>
      <text:p text:style-name="P39">cops1,0,&gt;,cops11</text:p>
      <text:p text:style-name="P39"/>
      <text:p text:style-name="P39">cops0, ,&gt;,cop00</text:p>
      <text:p text:style-name="P39">cops1, ,&gt;,cop11</text:p>
      <text:p text:style-name="P39"/>
      <text:p text:style-name="P39">cops11,1,&gt;,cops11</text:p>
      <text:p text:style-name="P39">cops11,0,&gt;,cops11</text:p>
      <text:p text:style-name="P39">cops00,1,&gt;,cops00</text:p>
      <text:p text:style-name="P39">cops00,0,&gt;,cops00</text:p>
      <text:p text:style-name="P39"/>
      <text:p text:style-name="P39">cops11, ,&gt;,cops111</text:p>
      <text:p text:style-name="P39">cops00, ,&gt;,cops000</text:p>
      <text:p text:style-name="P39">cops111, ,1,lef1</text:p>
      <text:p text:style-name="P39">cops000, ,0,lef0</text:p>
      <text:p text:style-name="P39">cops000,0,&gt;,cops000</text:p>
      <text:p text:style-name="P39">cops000,1,&gt;,cops000</text:p>
      <text:p text:style-name="P39">cops111,0,&gt;,cops111</text:p>
      <text:p text:style-name="P39">cops111,1,&gt;,cops111</text:p>
      <text:p text:style-name="P39">cop00, ,0,lef0</text:p>
      <text:p text:style-name="P39">cop11, ,1,lef1</text:p>
      <text:p text:style-name="P39">cop00,1,&gt;,cop00</text:p>
      <text:p text:style-name="P39">cop00,0,&gt;,cop00</text:p>
      <text:p text:style-name="P39">cop11,1,&gt;,cop11</text:p>
      <text:p text:style-name="P39">cop11,0,&gt;,cop11</text:p>
      <text:p text:style-name="P39"/>
      <text:p text:style-name="P39"><text:soft-page-break/>lef0,0,&lt;,lef0</text:p>
      <text:p text:style-name="P39">lef0,1,&lt;,lef0</text:p>
      <text:p text:style-name="P39">lef0, ,&lt;,lef00</text:p>
      <text:p text:style-name="P39"/>
      <text:p text:style-name="P39">lef1,0,&lt;,lef1</text:p>
      <text:p text:style-name="P39">lef1,1,&lt;,lef1</text:p>
      <text:p text:style-name="P39">lef1, ,&lt;,lef11</text:p>
      <text:p text:style-name="P39"/>
      <text:p text:style-name="P39">lef11,1,&lt;,lef11</text:p>
      <text:p text:style-name="P39">lef11,0,&lt;,lef11</text:p>
      <text:p text:style-name="P39">lef00,0,&lt;,lef00</text:p>
      <text:p text:style-name="P39">lef00,1,&lt;,lef00</text:p>
      <text:p text:style-name="P39"/>
      <text:p text:style-name="P39">lef11, ,1,copn</text:p>
      <text:p text:style-name="P39">lef00, ,0,copn</text:p>
      <text:p text:style-name="P39">copn,0,&gt;,cop</text:p>
      <text:p text:style-name="P39">copn,1,&gt;,cop</text:p>
      <text:p text:style-name="P39"/>
      <text:p text:style-name="P39">cop, ,&gt;,mvr</text:p>
      <text:p text:style-name="P39">mvr,0,&gt;,mvr</text:p>
      <text:p text:style-name="P39">mvr,1,&gt;,mvr</text:p>
      <text:p text:style-name="P39">mvr, ,&lt;,main</text:p>
      <text:p text:style-name="P39"/>
      <text:p text:style-name="P39"/>
      <text:p text:style-name="P39"/>
      <text:p text:style-name="P39"/>
      <text:p text:style-name="P39"/>
      <text:p text:style-name="P39">02, ,&lt;,r</text:p>
      <text:p text:style-name="P39">r,l,0,r</text:p>
      <text:p text:style-name="P39">r,h,1,r</text:p>
      <text:p text:style-name="P39">r,0,&lt;,r</text:p>
      <text:p text:style-name="P39">r,1,&lt;,r</text:p>
      <text:p text:style-name="P39">r,#,&gt;,right1</text:p>
      <text:p text:style-name="P39">right1,0,&gt;,right1</text:p>
      <text:p text:style-name="P39">right1,1,&gt;,right1</text:p>
      <text:p text:style-name="P39">right1, ,&gt;,right2</text:p>
      <text:p text:style-name="P39">right2,0,&gt;,right2</text:p>
      <text:p text:style-name="P39">right2,1,&gt;,right2</text:p>
      <text:p text:style-name="P39"/>
      <text:p text:style-name="P39">right2, ,&lt;,main</text:p>
      <text:p text:style-name="P39">main,0, ,L</text:p>
      <text:p text:style-name="P39">main,1, ,L</text:p>
      <text:p text:style-name="P39">main1,0, ,R</text:p>
      <text:p text:style-name="P39">main1,1, ,R</text:p>
      <text:p text:style-name="P39">main1, ,c,nech //нечетное</text:p>
      <text:p text:style-name="P39"/>
      <text:p text:style-name="P39">L,0,&lt;,L</text:p>
      <text:p text:style-name="P39">L,1,&lt;,L</text:p>
      <text:p text:style-name="P39">L, ,&lt;,L1</text:p>
      <text:p text:style-name="P39">L1,0,&lt;,L1</text:p>
      <text:p text:style-name="P39">L1,1,&lt;,L1</text:p>
      <text:p text:style-name="P39">L1, ,&gt;,main1</text:p>
      <text:p text:style-name="P39"/>
      <text:p text:style-name="P39">R,0,&gt;,R</text:p>
      <text:p text:style-name="P39"><text:soft-page-break/>R,1,&gt;,R</text:p>
      <text:p text:style-name="P39">R, ,&gt;,R1</text:p>
      <text:p text:style-name="P39">R1,0,&gt;,R1</text:p>
      <text:p text:style-name="P39">R1,1,&gt;,R1</text:p>
      <text:p text:style-name="P39">R1, ,&lt;,main</text:p>
      <text:p text:style-name="P39"/>
      <text:p text:style-name="P39">main, ,c,c1</text:p>
      <text:p text:style-name="P39">c1,c,&gt;,c1</text:p>
      <text:p text:style-name="P39">c1, ,c,c2</text:p>
      <text:p text:style-name="P39">c2,c,&lt;,c3</text:p>
      <text:p text:style-name="P39">c3,c,&lt;,lc //q lc* - копируем цифры w1 слева</text:p>
      <text:p text:style-name="P39">lc,c,&lt;,lc </text:p>
      <text:p text:style-name="P39">lc,1,&lt;,lc</text:p>
      <text:p text:style-name="P39">lc,0,&lt;,lc</text:p>
      <text:p text:style-name="P39">lc, ,&lt;,lcc //lc идет до 1 пробела, lсс идет n пробелов до w1</text:p>
      <text:p text:style-name="P39">lcc, ,&lt;,lcc</text:p>
      <text:p text:style-name="P39">lcc,0,&lt;,lccc //lccc выполняется, когда нашли w1, lccc идет до начала w1</text:p>
      <text:p text:style-name="P39">lcc,1,&lt;,lccc</text:p>
      <text:p text:style-name="P39">lcc,c,&lt;,lccc</text:p>
      <text:p text:style-name="P39">lcc,h,&lt;,lccc</text:p>
      <text:p text:style-name="P39">lccc,0,&lt;,lccc</text:p>
      <text:p text:style-name="P39">lccc,1,&lt;,lccc</text:p>
      <text:p text:style-name="P39">lccc,c,&lt;,lccc</text:p>
      <text:p text:style-name="P39">lccc,h,&lt;,lccc</text:p>
      <text:p text:style-name="P39">lccc,#,&gt;,lcopy</text:p>
      <text:p text:style-name="P39">lcopy,0,c,lcopy0</text:p>
      <text:p text:style-name="P39">lcopy,1,h,lcopy1</text:p>
      <text:p text:style-name="P39">lcopy,c,&gt;,lcopy</text:p>
      <text:p text:style-name="P39">lcopy,h,&gt;,lcopy</text:p>
      <text:p text:style-name="P39">lcopy0,c,&gt;,lcopy0</text:p>
      <text:p text:style-name="P39">lcopy0,h,&gt;,lcopy0</text:p>
      <text:p text:style-name="P39">lcopy0,0,&gt;,lcopy0</text:p>
      <text:p text:style-name="P39">lcopy0,1,&gt;,lcopy0</text:p>
      <text:p text:style-name="P39">lcopy1,c,&gt;,lcopy1</text:p>
      <text:p text:style-name="P39">lcopy1,h,&gt;,lcopy1</text:p>
      <text:p text:style-name="P39">lcopy1,1,&gt;,lcopy1</text:p>
      <text:p text:style-name="P39">lcopy1,0,&gt;,lcopy1</text:p>
      <text:p text:style-name="P39">lcopy1, ,&gt;,lcopy11 //Ищет w2</text:p>
      <text:p text:style-name="P39">lcopy0, ,&gt;,lcopy00</text:p>
      <text:p text:style-name="P39">lcopy11, ,&gt;,lcopy11</text:p>
      <text:p text:style-name="P39">lcopy00, ,&gt;,lcopy00</text:p>
      <text:p text:style-name="P39">lcopy11,0,&lt;,lcopy111</text:p>
      <text:p text:style-name="P39">lcopy00,0,&lt;,lcopy000</text:p>
      <text:p text:style-name="P39">lcopy11,1,&lt;,lcopy111</text:p>
      <text:p text:style-name="P39">lcopy00,1,&lt;,lcopy000</text:p>
      <text:p text:style-name="P39">lcopy11,c, ,lcopy111</text:p>
      <text:p text:style-name="P39">lcopy00,c, ,lcopy000</text:p>
      <text:p text:style-name="P39"/>
      <text:p text:style-name="P39">lcopy000, ,0,rc</text:p>
      <text:p text:style-name="P39">lcopy111, ,1,rc</text:p>
      <text:p text:style-name="P39"/>
      <text:p text:style-name="P39">//переписать под rc</text:p>
      <text:p text:style-name="P39">rc,c,&lt;,rc </text:p>
      <text:p text:style-name="P39">rc,1,&lt;,rc</text:p>
      <text:p text:style-name="P39"><text:soft-page-break/>rc,0,&lt;,rc</text:p>
      <text:p text:style-name="P39">rc, ,&lt;,rcc //rc идет до 1 пробела, rcс идет n пробелов до w1</text:p>
      <text:p text:style-name="P39">rcc, ,&lt;,rcc</text:p>
      <text:p text:style-name="P39">rcc,0,&gt;,rccc //rccc выполняется, когда нашли w1</text:p>
      <text:p text:style-name="P39">rcc,1,&gt;,rccc //rcccl идет от правой границы w1 через l и h</text:p>
      <text:p text:style-name="P39">rccc,c,&lt;,rccc</text:p>
      <text:p text:style-name="P39">rccc,h,&lt;,rccc</text:p>
      <text:p text:style-name="P39">rccc, ,&lt;,rccc</text:p>
      <text:p text:style-name="P39">rccc,0,0,rcccl</text:p>
      <text:p text:style-name="P39">rccc,1,1,rcccl</text:p>
      <text:p text:style-name="P39">rcc,c,&lt;,rcccl </text:p>
      <text:p text:style-name="P39">rcc,h,&lt;,rcccl</text:p>
      <text:p text:style-name="P39">rcccl,c,&lt;,rcccl</text:p>
      <text:p text:style-name="P39">rcccl,h,&lt;,rcccl</text:p>
      <text:p text:style-name="P39">rcccl,0,c,rcopy0</text:p>
      <text:p text:style-name="P39">rcccl,1,h,rcopy1</text:p>
      <text:p text:style-name="P39"/>
      <text:p text:style-name="P39"/>
      <text:p text:style-name="P39">rcopy0,c,&gt;,rcopy0</text:p>
      <text:p text:style-name="P39">rcopy0,h,&gt;,rcopy0</text:p>
      <text:p text:style-name="P39">rcopy1,c,&gt;,rcopy1</text:p>
      <text:p text:style-name="P39">rcopy1,h,&gt;,rcopy1</text:p>
      <text:p text:style-name="P39">rcopy0, ,&gt;,rcopy00 //Идет до начала w2</text:p>
      <text:p text:style-name="P39">rcopy1, ,&gt;,rcopy11</text:p>
      <text:p text:style-name="P39">rcopy00, ,&gt;,rcopy00</text:p>
      <text:p text:style-name="P39">rcopy11, ,&gt;,rcopy11</text:p>
      <text:p text:style-name="P39">rcopy00,0,&gt;,rcopy000</text:p>
      <text:p text:style-name="P39">rcopy00,1,&gt;,rcopy000</text:p>
      <text:p text:style-name="P39">rcopy11,0,&gt;,rcopy111</text:p>
      <text:p text:style-name="P39">rcopy11,1,&gt;,rcopy111</text:p>
      <text:p text:style-name="P39">rcopy00,c,&gt;,rcopy000</text:p>
      <text:p text:style-name="P39">rcopy11,c,&gt;,rcopy111</text:p>
      <text:p text:style-name="P39">rcopy000,1,&gt;,rcopy000</text:p>
      <text:p text:style-name="P39">rcopy000,0,&gt;,rcopy000</text:p>
      <text:p text:style-name="P39">rcopy111,1,&gt;,rcopy111</text:p>
      <text:p text:style-name="P39">rcopy111,0,&gt;,rcopy111</text:p>
      <text:p text:style-name="P39">rcopy111,c,1,lc</text:p>
      <text:p text:style-name="P39">rcopy000,c,0,lc</text:p>
      <text:p text:style-name="P39">rcopy000, ,0,lc</text:p>
      <text:p text:style-name="P39">rcopy111, ,1,lc</text:p>
      <text:p text:style-name="P39"/>
      <text:p text:style-name="P39">lcopy, ,&lt;,rfinish</text:p>
      <text:p text:style-name="P39">rfinish,c,0,rfinishl</text:p>
      <text:p text:style-name="P39">rfinishl,0,&lt;,rfinish</text:p>
      <text:p text:style-name="P39">rfinish,h,1,rfinishl</text:p>
      <text:p text:style-name="P39">rfinishl,1,&lt;,rfinish</text:p>
      <text:p text:style-name="P39">rfinish,#,&gt;,gor1</text:p>
      <text:p text:style-name="P39">gor1,0,&gt;,gor1</text:p>
      <text:p text:style-name="P39">gor1,1,&gt;,gor1</text:p>
      <text:p text:style-name="P39">gor1, ,&gt;,gor2</text:p>
      <text:p text:style-name="P39">gor2, ,&gt;,gor2</text:p>
      <text:p text:style-name="P39">gor2,0,&gt;,gor3</text:p>
      <text:p text:style-name="P39">gor2,1,&gt;,gor3</text:p>
      <text:p text:style-name="P39">gor3,0,&gt;,gor3</text:p>
      <text:p text:style-name="P39"><text:soft-page-break/>gor3,1,&gt;,gor3</text:p>
      <text:p text:style-name="P39">gor3, , ,finish</text:p>
      <text:p text:style-name="P39">finish, , ,finish </text:p>
      <text:p text:style-name="P39"/>
      <text:p text:style-name="P39">//обработка нечетных чисел - 10101 __с__ -&gt; _1c__ -&gt; _1c1_ -&gt; 01c1_ -&gt; 01c10 -&gt; 01110</text:p>
      <text:p text:style-name="P39">//нужно найти центр w1: перед каждым копированием левой цифры проверять, стоит ли справа l/h, //если да, то мы нашли центр, делаем &lt; и копируем центральную цифру</text:p>
      <text:p text:style-name="P39">// 10101 h0101</text:p>
      <text:p text:style-name="P39">nech,c,c,nleft</text:p>
      <text:p text:style-name="P39">nleft,c,&lt;,nleft //nleft - ищем конец w2</text:p>
      <text:p text:style-name="P39">nleft,1,&lt;,nleft</text:p>
      <text:p text:style-name="P39">nleft,0,&lt;,nleft</text:p>
      <text:p text:style-name="P39">nleft, ,&lt;,nlefts //nlefts - идем по пробелам до w1</text:p>
      <text:p text:style-name="P39">nlefts, ,&lt;,nlefts</text:p>
      <text:p text:style-name="P39">nlefts,0,&lt;,nleftss //nleftss - w1 найдено, идем до левой границы w1</text:p>
      <text:p text:style-name="P39">nlefts,1,&lt;,nleftss</text:p>
      <text:p text:style-name="P39">nlefts,c,&lt;,nleftss</text:p>
      <text:p text:style-name="P39">nlefts,h,&lt;,nleftss</text:p>
      <text:p text:style-name="P39">nleftss,0,&lt;,nleftss</text:p>
      <text:p text:style-name="P39">nleftss,1,&lt;,nleftss</text:p>
      <text:p text:style-name="P39">nleftss,c,&lt;,nleftss</text:p>
      <text:p text:style-name="P39">nleftss,h,&lt;,nleftss</text:p>
      <text:p text:style-name="P39">nleftss,#,&gt;,nl //nl - нашли левую границу</text:p>
      <text:p text:style-name="P39">nl,0,0,check //check - проверка, стоит ли справа число</text:p>
      <text:p text:style-name="P39">nl,1,1,check</text:p>
      <text:p text:style-name="P39">nl,c,&gt;,nl</text:p>
      <text:p text:style-name="P39">nl,h,&gt;,nl</text:p>
      <text:p text:style-name="P39"/>
      <text:p text:style-name="P39">check,0,&gt;,check1</text:p>
      <text:p text:style-name="P39">check,1,&gt;,check1</text:p>
      <text:p text:style-name="P39">check1,0,&lt;,checks //checks - слева не центр, копируем то, что слева и идем к w1</text:p>
      <text:p text:style-name="P39">check1,1,&lt;,checks</text:p>
      <text:p text:style-name="P39">check1,c,&lt;,checkf //checkf - слева центр, копируем его и ставим вместо C в слове w1</text:p>
      <text:p text:style-name="P39">check1,h,&lt;,checkf</text:p>
      <text:p text:style-name="P39">checks,0,0,copyl //copyl копирует не центральный символ, для центрального нужно ввести новое //состояние</text:p>
      <text:p text:style-name="P39">checks,1,1,copyl</text:p>
      <text:p text:style-name="P39"/>
      <text:p text:style-name="P39">checkf,0,0,copyc</text:p>
      <text:p text:style-name="P39">checkf,1,1,copyc</text:p>
      <text:p text:style-name="P39"/>
      <text:p text:style-name="P39">copyc,0,c,copyc0</text:p>
      <text:p text:style-name="P39">copyc,1,h,copyc1</text:p>
      <text:p text:style-name="P39"/>
      <text:p text:style-name="P39">copyc0,0,&gt;,copyc0</text:p>
      <text:p text:style-name="P39">copyc0,1,&gt;,copyc0</text:p>
      <text:p text:style-name="P39">//copyc0,c,&gt;,copyc0</text:p>
      <text:p text:style-name="P39">copyc0,h,&gt;,copyc0</text:p>
      <text:p text:style-name="P39">copyc0, ,&gt;,copyc0</text:p>
      <text:p text:style-name="P39">copyc0,c,0,fr</text:p>
      <text:p text:style-name="P39"/>
      <text:p text:style-name="P39"/>
      <text:p text:style-name="P39">copyc1,0,&gt;,copyc1</text:p>
      <text:p text:style-name="P39">copyc1,1,&gt;,copyc1</text:p>
      <text:p text:style-name="P39"><text:soft-page-break/></text:p>
      <text:p text:style-name="P39">copyc1,h,&gt;,copyc1</text:p>
      <text:p text:style-name="P39">copyc1,c,&gt;,copyc1</text:p>
      <text:p text:style-name="P39">copyc1, ,&gt;,copyc11</text:p>
      <text:p text:style-name="P39">copyc11, ,&gt;,copyc11</text:p>
      <text:p text:style-name="P39">copyc11,0,&gt;,copyc11</text:p>
      <text:p text:style-name="P39">copyc11,1,&gt;,copyc11</text:p>
      <text:p text:style-name="P39">copyc11,c,1,fr</text:p>
      <text:p text:style-name="P39"/>
      <text:p text:style-name="P39">copyl,0,c,copyl0</text:p>
      <text:p text:style-name="P39">copyl,1,h,copyl1</text:p>
      <text:p text:style-name="P39"/>
      <text:p text:style-name="P39">copyl0,0,&gt;,copyl0</text:p>
      <text:p text:style-name="P39">copyl0,1,&gt;,copyl0</text:p>
      <text:p text:style-name="P39">copyl0,c,&gt;,copyl0</text:p>
      <text:p text:style-name="P39">copyl0,h,&gt;,copyl0</text:p>
      <text:p text:style-name="P39"/>
      <text:p text:style-name="P39"/>
      <text:p text:style-name="P39">copyl1,0,&gt;,copyl1</text:p>
      <text:p text:style-name="P39">copyl1,1,&gt;,copyl1</text:p>
      <text:p text:style-name="P39">copyl1,c,&gt;,copyl1</text:p>
      <text:p text:style-name="P39">copyl1,h,&gt;,copyl1</text:p>
      <text:p text:style-name="P39"/>
      <text:p text:style-name="P39">copyl0, ,&gt;,copyl00 //Нашли конец w1</text:p>
      <text:p text:style-name="P39">copyl1, ,&gt;,copyl11</text:p>
      <text:p text:style-name="P39"/>
      <text:p text:style-name="P39">copyl00, ,&gt;,copyl00</text:p>
      <text:p text:style-name="P39">copyl11, ,&gt;,copyl11</text:p>
      <text:p text:style-name="P39"/>
      <text:p text:style-name="P39">copyl00,0,&lt;,copyl000 //copyl000 - нашли левую границу w2</text:p>
      <text:p text:style-name="P39">copyl00,1,&lt;,copyl000</text:p>
      <text:p text:style-name="P39">copyl00,c,&lt;,copyl000</text:p>
      <text:p text:style-name="P39">copyl000, ,0,nright</text:p>
      <text:p text:style-name="P39"/>
      <text:p text:style-name="P39">//nright,0,&lt;,nright</text:p>
      <text:p text:style-name="P39"/>
      <text:p text:style-name="P39">copyl11,0,&lt;,copyl111</text:p>
      <text:p text:style-name="P39">copyl11,1,&lt;,copyl111</text:p>
      <text:p text:style-name="P39">copyl11,c,&lt;,copyl111</text:p>
      <text:p text:style-name="P39">copyl111, ,1,nright</text:p>
      <text:p text:style-name="P39"/>
      <text:p text:style-name="P39"/>
      <text:p text:style-name="P39"/>
      <text:p text:style-name="P39">//копирование слева и копирование центральной цифры написаны, осталось дописать копирование справа</text:p>
      <text:p text:style-name="P39"/>
      <text:p text:style-name="P39"/>
      <text:p text:style-name="P39"/>
      <text:p text:style-name="P39">nright,1,&lt;,nright</text:p>
      <text:p text:style-name="P39">nright,0,&lt;,nright</text:p>
      <text:p text:style-name="P39">nright, ,&lt;,nrights</text:p>
      <text:p text:style-name="P39">nrights, ,&lt;,nrights</text:p>
      <text:p text:style-name="P39">nrights,0,c,copyr0</text:p>
      <text:p text:style-name="P39">nrights,1,h,copyr1</text:p>
      <text:p text:style-name="P39"><text:soft-page-break/>nrights,c,&lt;,nrights</text:p>
      <text:p text:style-name="P39">nrights,h,&lt;,nrights</text:p>
      <text:p text:style-name="P39"/>
      <text:p text:style-name="P39">copyr0,c,&gt;,copyr00</text:p>
      <text:p text:style-name="P39">copyr00,c,&gt;,copyr00</text:p>
      <text:p text:style-name="P39">copyr00,h,&gt;,copyr00</text:p>
      <text:p text:style-name="P39">copyr00, ,&gt;,copyr000</text:p>
      <text:p text:style-name="P39">copyr000, ,&gt;,copyr000</text:p>
      <text:p text:style-name="P39">copyr000,0,&gt;,copyr0000</text:p>
      <text:p text:style-name="P39">copyr000,1,&gt;,copyr0000</text:p>
      <text:p text:style-name="P39">copyr0000,0,&gt;,copyr0000</text:p>
      <text:p text:style-name="P39">copyr0000,1,&gt;,copyr0000</text:p>
      <text:p text:style-name="P39">copyr0000,c,&gt;,copyr0000</text:p>
      <text:p text:style-name="P39">copyr0000, ,0,nleft</text:p>
      <text:p text:style-name="P39"/>
      <text:p text:style-name="P39">copyr1,h,&gt;,copyr11</text:p>
      <text:p text:style-name="P39">copyr11,c,&gt;,copyr11</text:p>
      <text:p text:style-name="P39">copyr11,h,&gt;,copyr11</text:p>
      <text:p text:style-name="P39">copyr11, ,&gt;,copyr111</text:p>
      <text:p text:style-name="P39">copyr111, ,&gt;,copyr111</text:p>
      <text:p text:style-name="P39">copyr111,0,&gt;,copyr1111</text:p>
      <text:p text:style-name="P39">copyr111,1,&gt;,copyr1111</text:p>
      <text:p text:style-name="P39">copyr1111,0,&gt;,copyr1111</text:p>
      <text:p text:style-name="P39">copyr1111,1,&gt;,copyr1111</text:p>
      <text:p text:style-name="P39">copyr1111,c,&gt;,copyr1111</text:p>
      <text:p text:style-name="P39">copyr1111, ,1,nleft</text:p>
      <text:p text:style-name="P39">//rfinish вызывается в случае w1()w2</text:p>
      <text:p text:style-name="P39">fr,1,&lt;,fr</text:p>
      <text:p text:style-name="P39">fr,0,&lt;,fr</text:p>
      <text:p text:style-name="P39">fr, ,&lt;,rfinish</text:p>
      <text:p text:style-name="P39">check1, ,&lt;,o</text:p>
      <text:p text:style-name="P39">o,1,&gt;,o1</text:p>
      <text:p text:style-name="P39">o,0,&gt;,o0</text:p>
      <text:p text:style-name="P39">o1, ,&gt;,o1</text:p>
      <text:p text:style-name="P39">o0, ,&gt;,o0</text:p>
      <text:p text:style-name="P39">o1,c,1,finish</text:p>
      <text:p text:style-name="P39">o0,c,0,finish</text:p>
      <text:p text:style-name="P39">finish,0,&gt;,finish</text:p>
      <text:p text:style-name="P39">finish,1,&gt;,finish</text:p>
      <text:p text:style-name="P3"/>
      <text:p text:style-name="P22"/>
      <text:p text:style-name="P1"/>
      <text:p text:style-name="P19"/>
      <text:list xml:id="list105711065718906" text:continue-numbering="true" text:style-name="WWNum1">
        <text:list-item>
          <text:p text:style-name="P43"><text:span text:style-name="T17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Лаб.</text:p>
            <text:p text:style-name="P20">или</text:p>
            <text:p text:style-name="P20">дом.</text:p>
          </table:table-cell>
          <table:table-cell table:style-name="Таблица2.A1" office:value-type="string">
            <text:p text:style-name="P20">Дата</text:p>
          </table:table-cell>
          <table:table-cell table:style-name="Таблица2.A1" office:value-type="string">
            <text:p text:style-name="P20">Время</text:p>
          </table:table-cell>
          <table:table-cell table:style-name="Таблица2.A1" office:value-type="string">
            <text:p text:style-name="P20">Событие</text:p>
          </table:table-cell>
          <table:table-cell table:style-name="Таблица2.A1" office:value-type="string">
            <text:p text:style-name="P20">Действие по исправлению</text:p>
          </table:table-cell>
          <table:table-cell table:style-name="Таблица2.A1" office:value-type="string">
            <text:p text:style-name="P20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3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</table:table-row>
      </table:table>
      <text:p text:style-name="P12"/>
      <text:list xml:id="list105709267978709" text:continue-numbering="true" text:style-name="WWNum1">
        <text:list-item>
          <text:p text:style-name="P40"><text:span text:style-name="T5">Замечание автора по существу работы </text:span><text:span text:style-name="T8">Замечаний нет</text:span></text:p>
        </text:list-item>
      </text:list>
      <text:p text:style-name="P27"/>
      <text:list xml:id="list105709605292870" text:continue-numbering="true" text:style-name="WWNum1">
        <text:list-item>
          <text:p text:style-name="P40"><text:span text:style-name="T5">Выводы <text:s/></text:span><text:span text:style-name="T6"><text:tab/></text:span><text:span text:style-name="T8">В ходе работы научился </text:span><text:span text:style-name="T11">составлять программы для машины Тьюринга</text:span></text:p>
        </text:list-item>
      </text:list>
      <text:p text:style-name="P27"/>
      <text:p text:style-name="P24"><text:span text:style-name="T5">Недочеты, допущенные при выполнении задания, могут быть устранены следующим образом </text:span><text:span text:style-name="T6"><text:tab/></text:span></text:p>
      <text:p text:style-name="P24"><text:span text:style-name="T9">Недочетов не допущено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1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0-13T10:55:28.909650574</dc:date>
    <meta:print-date>2006-09-06T14:56:00</meta:print-date>
    <meta:editing-cycles>19</meta:editing-cycles>
    <meta:editing-duration>PT1H12M46S</meta:editing-duration>
    <meta:generator>LibreOffice/5.2.7.2$Linux_X86_64 LibreOffice_project/20m0$Build-2</meta:generator>
    <meta:document-statistic meta:table-count="2" meta:image-count="1" meta:object-count="0" meta:page-count="10" meta:paragraph-count="378" meta:word-count="1026" meta:character-count="9084" meta:non-whitespace-character-count="8078"/>
    <meta:user-defined meta:name="Operator">comp</meta:user-defined>
  </office:meta>
</office:document-meta>
</file>